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Nimbus Mono L" fo:font-weight="bold" officeooo:rsid="0013c60d" officeooo:paragraph-rsid="0013c60d" style:font-weight-asian="bold" style:font-weight-complex="bold"/>
    </style:style>
    <style:style style:name="P2" style:family="paragraph" style:parent-style-name="Standard">
      <style:text-properties style:text-position="0% 100%" style:font-name="Nimbus Mono L" fo:font-size="9pt" fo:font-weight="normal" officeooo:rsid="0013c60d" officeooo:paragraph-rsid="0013c60d" style:font-size-asian="9pt" style:font-weight-asian="normal" style:font-size-complex="9pt" style:font-weight-complex="normal"/>
    </style:style>
    <style:style style:name="P3" style:family="paragraph" style:parent-style-name="Standard">
      <style:text-properties style:text-position="0% 100%" style:font-name="Nimbus Mono L" fo:font-size="9pt" style:text-underline-style="none" fo:font-weight="normal" officeooo:rsid="0013c60d" officeooo:paragraph-rsid="0013c60d" style:font-size-asian="7.84999990463257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Nimbus Mono L" fo:font-size="9pt" style:text-underline-style="none" fo:font-weight="normal" officeooo:rsid="0013c60d" officeooo:paragraph-rsid="0013c60d" style:font-size-asian="7.84999990463257pt" style:font-weight-asian="normal" style:font-size-complex="9pt" style:font-weight-complex="normal"/>
    </style:style>
    <style:style style:name="P5" style:family="paragraph" style:parent-style-name="Standard">
      <style:text-properties style:text-position="0% 100%" style:font-name="Nimbus Mono L" fo:font-size="10pt" style:text-underline-style="solid" style:text-underline-width="auto" style:text-underline-color="font-color" fo:font-weight="bold" officeooo:rsid="0013c60d" officeooo:paragraph-rsid="0013c60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Nimbus Mono L" fo:font-size="10pt" style:text-underline-style="solid" style:text-underline-width="auto" style:text-underline-color="font-color" fo:font-weight="bold" officeooo:rsid="0013c60d" officeooo:paragraph-rsid="0013c60d" style:font-size-asian="8.75pt" style:font-weight-asian="bold" style:font-size-complex="10pt" style:font-weight-complex="bold"/>
    </style:style>
    <style:style style:name="P7" style:family="paragraph" style:parent-style-name="Standard">
      <style:text-properties style:text-position="0% 100%" style:font-name="Nimbus Mono L" fo:font-size="10pt" fo:font-style="italic" style:text-underline-style="solid" style:text-underline-width="auto" style:text-underline-color="font-color" fo:font-weight="bold" officeooo:rsid="0013c60d" officeooo:paragraph-rsid="0013c60d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text-position="0% 100%" style:font-name="Nimbus Mono L" fo:font-size="9pt" style:text-underline-style="none" fo:font-weight="normal" officeooo:rsid="0013c60d" officeooo:paragraph-rsid="0013c60d" style:font-size-asian="7.84999990463257pt" style:font-weight-asian="normal" style:font-size-complex="9pt" style:font-weight-complex="normal"/>
    </style:style>
    <style:style style:name="P9" style:family="paragraph" style:parent-style-name="Standard">
      <style:paragraph-properties fo:break-before="page"/>
      <style:text-properties style:text-position="0% 100%" style:font-name="Nimbus Mono L" fo:font-size="9pt" style:text-underline-style="solid" style:text-underline-width="auto" style:text-underline-color="font-color" fo:font-weight="bold" officeooo:rsid="0013c60d" officeooo:paragraph-rsid="0013c60d" style:font-size-asian="7.84999990463257pt" style:font-weight-asian="bold" style:font-size-complex="9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style:text-position="0% 100%" style:font-name="Nimbus Mono L" fo:font-size="12pt" style:text-underline-style="none" fo:font-weight="bold" officeooo:rsid="0013c60d" officeooo:paragraph-rsid="0013c60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text-position="0% 100%" style:font-name="Nimbus Mono L" fo:font-size="10pt" style:text-underline-style="solid" style:text-underline-width="auto" style:text-underline-color="font-color" fo:font-weight="bold" officeooo:rsid="0013c60d" officeooo:paragraph-rsid="0013c60d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ching Estable</text:p>
      <text:p text:style-name="P7">matchingEstable.py</text:p>
      <text:p text:style-name="P2">from creadorArchivos import CreadorArchivos</text:p>
      <text:p text:style-name="P2">from lectorArchivos import LectorArchivos</text:p>
      <text:p text:style-name="P2">from galeShapley import GaleShapley</text:p>
      <text:p text:style-name="P2">import time</text:p>
      <text:p text:style-name="P2"/>
      <text:p text:style-name="P2">TEST1 = 10</text:p>
      <text:p text:style-name="P2">TESTFILE1 = "files/m1.txt"</text:p>
      <text:p text:style-name="P2"/>
      <text:p text:style-name="P2">TEST2 = 100</text:p>
      <text:p text:style-name="P2">TESTFILE2 = "files/m2.txt"</text:p>
      <text:p text:style-name="P2"/>
      <text:p text:style-name="P2">TEST3 = 500</text:p>
      <text:p text:style-name="P2">TESTFILE3 = "files/m3.txt"</text:p>
      <text:p text:style-name="P2"/>
      <text:p text:style-name="P2">TEST4 = 1000</text:p>
      <text:p text:style-name="P2">TESTFILE4 = "files/m4.txt"</text:p>
      <text:p text:style-name="P2"/>
      <text:p text:style-name="P2">TEST5 = 3000</text:p>
      <text:p text:style-name="P2">TESTFILE5 = "files/m5.txt"</text:p>
      <text:p text:style-name="P2"/>
      <text:p text:style-name="P2">def main():</text:p>
      <text:p text:style-name="P2"><text:s text:c="4"/>creador = CreadorArchivos()</text:p>
      <text:p text:style-name="P2"><text:s text:c="4"/>lector = LectorArchivos()</text:p>
      <text:p text:style-name="P2"><text:s text:c="4"/>galeShapley = GaleShapley()</text:p>
      <text:p text:style-name="P2"><text:s text:c="4"/>E = []</text:p>
      <text:p text:style-name="P2"><text:s text:c="4"/>H = []</text:p>
      <text:p text:style-name="P2"><text:s text:c="4"/>Q = []</text:p>
      <text:p text:style-name="P2"/>
      <text:p text:style-name="P2"><text:s text:c="4"/>archivos = [ TESTFILE1, TESTFILE2]</text:p>
      <text:p text:style-name="P2"><text:s text:c="4"/>cantidades = [ TEST1, TEST2, TEST3, TEST4, TEST5 ]</text:p>
      <text:p text:style-name="P2"/>
      <text:p text:style-name="P2"><text:s text:c="4"/>respuestas = ["yes", "no", "y", "n", "si", "s"]</text:p>
      <text:p text:style-name="P2"><text:s text:c="4"/>yes = ["yes", "y", "si", "s"]</text:p>
      <text:p text:style-name="P2"><text:s text:c="4"/>answer = raw_input("Imprimir resultados? [y/n]: ")</text:p>
      <text:p text:style-name="P2"><text:s text:c="4"/>while (answer.lower() not in respuestas):</text:p>
      <text:p text:style-name="P2"><text:s text:c="8"/>print "No es tan dificil: 'Si', 'No', 'Yes', 'y', 'n', 's'...."</text:p>
      <text:p text:style-name="P2"><text:s text:c="8"/>answer = raw_input("Imprimir resultados? [y/n]: ")</text:p>
      <text:p text:style-name="P2"><text:s text:c="4"/>if answer in yes:</text:p>
      <text:p text:style-name="P2"><text:s text:c="8"/>printCouples = True</text:p>
      <text:p text:style-name="P2"><text:s text:c="4"/>else: printCouples = False</text:p>
      <text:p text:style-name="P2"/>
      <text:p text:style-name="P2"><text:s text:c="4"/>for i in xrange(len(archivos)):</text:p>
      <text:p text:style-name="P2"><text:s text:c="8"/>print "Prueba " + str(i+1) + "."</text:p>
      <text:p text:style-name="P2"><text:s text:c="8"/>print "Creando archivo de prueba " + str(archivos[i]) + "..."</text:p>
      <text:p text:style-name="P2"><text:s text:c="8"/>creador.crearArchivo(cantidades[i], cantidades[i], archivos[i])</text:p>
      <text:p text:style-name="P2"/>
      <text:p text:style-name="P2"><text:s text:c="8"/>print "Leyendo archivo de prueba " + str(archivos[i]) + "..."</text:p>
      <text:p text:style-name="P2"><text:s text:c="8"/>(E, H, Q) = lector.initListas(archivos[i])</text:p>
      <text:p text:style-name="P2"><text:s text:c="8"/>print "Ejecutando algoritmo con " + str(cantidades[i]) + " hospitales y estudiantes..."</text:p>
      <text:p text:style-name="P2"><text:s text:c="8"/>init = time.time()</text:p>
      <text:p text:style-name="P2"><text:s text:c="8"/>resultados = galeShapley.getParejas(E, H, Q)</text:p>
      <text:p text:style-name="P2"><text:s text:c="8"/>end = time.time()</text:p>
      <text:p text:style-name="P2"><text:s text:c="8"/>print "Tiempo transcurrido: " + str(end - init) + "s."</text:p>
      <text:p text:style-name="P2"/>
      <text:p text:style-name="P2"><text:s text:c="8"/>if printCouples:</text:p>
      <text:p text:style-name="P2"><text:s text:c="12"/>for pareja in resultados:</text:p>
      <text:p text:style-name="P2"><text:s text:c="16"/>print "Hospital " + str(pareja[0]) + " matcheo con estudiantes:"</text:p>
      <text:p text:style-name="P2"><text:s text:c="16"/>print "\t\t" + str(pareja[1])</text:p>
      <text:p text:style-name="P2"><text:s text:c="12"/>print "\n"</text:p>
      <text:p text:style-name="P2"><text:s text:c="8"/>else: print "\n"</text:p>
      <text:p text:style-name="P2"/>
      <text:p text:style-name="P2">main()</text:p>
      <text:p text:style-name="P2"/>
      <text:p text:style-name="P2"/>
      <text:p text:style-name="P2"/>
      <text:p text:style-name="P2"/>
      <text:p text:style-name="P2"/>
      <text:p text:style-name="P5"><text:soft-page-break/>lectorArchivos.py</text:p>
      <text:p text:style-name="P2">class LectorArchivos(object):</text:p>
      <text:p text:style-name="P2"><text:s text:c="4"/>"""</text:p>
      <text:p text:style-name="P2"><text:s text:c="4"/>Lee un archivo para las pruebas del problema de asignacion de residencias.</text:p>
      <text:p text:style-name="P2"><text:s text:c="4"/>Los archivos son del tipo:</text:p>
      <text:p text:style-name="P2"><text:s text:c="8"/>#1 - |E|</text:p>
      <text:p text:style-name="P2"><text:s text:c="8"/>#2-#(2+|E|) - mi ... mj ... m(|H|-1) [Desde m0]</text:p>
      <text:p text:style-name="P2"><text:s text:c="8"/>#(2+|E|) - |H|</text:p>
      <text:p text:style-name="P2"><text:s text:c="8"/>#(3+|E|)-#(3+|E+|H|) - ni ... nj ... n(|E|-1) [Desde n0]</text:p>
      <text:p text:style-name="P2"><text:s text:c="8"/>#(4+|E|+|H|) - x0 ... xi ... x(|H|)</text:p>
      <text:p text:style-name="P2"><text:s text:c="8"/>Con:</text:p>
      <text:p text:style-name="P2"><text:s text:c="12"/>|E| : cantidad de estudiantes.</text:p>
      <text:p text:style-name="P2"><text:s text:c="12"/>|H| : cantidad de hospitales.</text:p>
      <text:p text:style-name="P2"><text:s text:c="12"/>mi : hospital i.</text:p>
      <text:p text:style-name="P2"><text:s text:c="12"/>ni : estudiante i.</text:p>
      <text:p text:style-name="P2"><text:s text:c="12"/>xi : cantidad de vacantes del hospital i</text:p>
      <text:p text:style-name="P2"><text:s text:c="4"/>"""</text:p>
      <text:p text:style-name="P2"><text:s text:c="4"/>def __init__(self):</text:p>
      <text:p text:style-name="P2"><text:s text:c="8"/>pass</text:p>
      <text:p text:style-name="P2"/>
      <text:p text:style-name="P2"><text:s text:c="4"/>def borrarBarraN(self, lista):</text:p>
      <text:p text:style-name="P2"><text:s text:c="8"/>ultimo = len(lista) - 1</text:p>
      <text:p text:style-name="P2"><text:s text:c="8"/>lista[ultimo] = lista[ultimo][:len(lista[ultimo])-1] #Se saca el \n del ultimo valor</text:p>
      <text:p text:style-name="P2"/>
      <text:p text:style-name="P2"><text:s text:c="4"/>def guardarListas(self, destino, lineas):</text:p>
      <text:p text:style-name="P2"><text:s text:c="8"/>"""</text:p>
      <text:p text:style-name="P2"><text:s text:c="8"/>Crea una lista a partir de las lineas recibidas en la lista origen.</text:p>
      <text:p text:style-name="P2"><text:s text:c="12"/>- destino {list} Lugar donde van todas las listas</text:p>
      <text:p text:style-name="P2"><text:s text:c="12"/>- lineas {list} Lista con todas las lineas como elementos individuales</text:p>
      <text:p text:style-name="P2"><text:s text:c="8"/>"""</text:p>
      <text:p text:style-name="P2"><text:s text:c="8"/>for linea in lineas:</text:p>
      <text:p text:style-name="P2"><text:s text:c="12"/>total = linea.split(' ') #Se obtiene la lista de valores</text:p>
      <text:p text:style-name="P2"/>
      <text:p text:style-name="P2"><text:s text:c="12"/>self.borrarBarraN(total)</text:p>
      <text:p text:style-name="P2"/>
      <text:p text:style-name="P2"><text:s text:c="12"/>lista = []</text:p>
      <text:p text:style-name="P2"><text:s text:c="12"/>for i in xrange(0, len(total)):</text:p>
      <text:p text:style-name="P2"><text:s text:c="16"/>lista.append(int(total[i])) #Se guardan los valores</text:p>
      <text:p text:style-name="P2"><text:s text:c="12"/>destino.append(lista)</text:p>
      <text:p text:style-name="P2"/>
      <text:p text:style-name="P2"><text:s text:c="4"/>def initListas(self, filePath):</text:p>
      <text:p text:style-name="P2"><text:s text:c="8"/>"""</text:p>
      <text:p text:style-name="P2"><text:s text:c="8"/>Crea las listas a partir del archivo en la direccion recibida.</text:p>
      <text:p text:style-name="P2"><text:s text:c="8"/>"""</text:p>
      <text:p text:style-name="P2"><text:s text:c="8"/>try:</text:p>
      <text:p text:style-name="P2"><text:s text:c="12"/>archivo = open(filePath, "r")</text:p>
      <text:p text:style-name="P2"><text:s text:c="8"/>except IOError:</text:p>
      <text:p text:style-name="P2"><text:s text:c="12"/>raise ValueError, "Error al abrir archivo!"</text:p>
      <text:p text:style-name="P2"/>
      <text:p text:style-name="P2"><text:s text:c="8"/>E = []</text:p>
      <text:p text:style-name="P2"><text:s text:c="8"/>H = []</text:p>
      <text:p text:style-name="P2"><text:s text:c="8"/>Q = []</text:p>
      <text:p text:style-name="P2"/>
      <text:p text:style-name="P2"><text:s text:c="8"/>lineas = archivo.readlines() #Lista con todas las lineas del archivo</text:p>
      <text:p text:style-name="P2"><text:s text:c="8"/>archivo.close()</text:p>
      <text:p text:style-name="P2"/>
      <text:p text:style-name="P2"><text:s text:c="8"/>#Las primer linea es |E| y no se usa asi que se omite</text:p>
      <text:p text:style-name="P2"><text:s text:c="8"/>cantidadLineas = len(lineas)</text:p>
      <text:p text:style-name="P2"><text:s text:c="8"/>e = int(lineas[0])</text:p>
      <text:p text:style-name="P2"><text:s text:c="8"/>q = int(lineas[(cantidadLineas-1)/2])</text:p>
      <text:p text:style-name="P2"/>
      <text:p text:style-name="P2"><text:s text:c="8"/>estudiantes = lineas[1 : q + 1] #Se resta |H| y Q y se divide por 2 (porque |E| == |H|)</text:p>
      <text:p text:style-name="P2"><text:s text:c="8"/>self.guardarListas(E, estudiantes)</text:p>
      <text:p text:style-name="P2"><text:s text:c="8"/>hospitales = lineas[ q + 2 : cantidadLineas - 1] #Ahora se toman solo los hospitales</text:p>
      <text:p text:style-name="P2"><text:s text:c="8"/>self.guardarListas(H, hospitales)</text:p>
      <text:p text:style-name="P2"/>
      <text:p text:style-name="P2"><text:s text:c="8"/>vacantes = lineas[cantidadLineas-1 : cantidadLineas]</text:p>
      <text:p text:style-name="P2"><text:s text:c="8"/>self.guardarListas(Q, vacantes)</text:p>
      <text:p text:style-name="P2"/>
      <text:p text:style-name="P2"><text:s text:c="8"/>return (E, H, Q[0])</text:p>
      <text:p text:style-name="P5"><text:soft-page-break/>creadorArchivos.py</text:p>
      <text:p text:style-name="P3">import random</text:p>
      <text:p text:style-name="P3"/>
      <text:p text:style-name="P3">TEST_FILE = "files/testFile.txt"</text:p>
      <text:p text:style-name="P3">MAX_VACANTES = 3</text:p>
      <text:p text:style-name="P3"/>
      <text:p text:style-name="P3">class CreadorArchivos(object):</text:p>
      <text:p text:style-name="P3"><text:s text:c="4"/>"""</text:p>
      <text:p text:style-name="P3"><text:s text:c="4"/>Crea un archivo para las pruebas del problema de asignacion de residencias.</text:p>
      <text:p text:style-name="P3"><text:s text:c="4"/>Los archivos son del tipo:</text:p>
      <text:p text:style-name="P3"><text:s text:c="8"/>#1 - |E|</text:p>
      <text:p text:style-name="P3"><text:s text:c="8"/>#2-#(2+|E|) - mi ... mj ... m(|H|-1) [Desde m0]</text:p>
      <text:p text:style-name="P3"><text:s text:c="8"/>#(2+|E|) - |H|</text:p>
      <text:p text:style-name="P3"><text:s text:c="8"/>#(3+|E|)-#(3+|E+|H|) - ni ... nj ... n(|E|-1) [Desde n0]</text:p>
      <text:p text:style-name="P3"><text:s text:c="8"/>#(4+|E|+|H|) - x0 ... xi ... x(|H|)</text:p>
      <text:p text:style-name="P3"><text:s text:c="8"/>Con:</text:p>
      <text:p text:style-name="P3"><text:s text:c="12"/>|E| : cantidad de estudiantes.</text:p>
      <text:p text:style-name="P3"><text:s text:c="12"/>|H| : cantidad de hospitales.</text:p>
      <text:p text:style-name="P3"><text:s text:c="12"/>mi : hospital i.</text:p>
      <text:p text:style-name="P3"><text:s text:c="12"/>ni : estudiante i.</text:p>
      <text:p text:style-name="P3"><text:s text:c="12"/>xi : cantidad de vacantes del hospital i</text:p>
      <text:p text:style-name="P3"><text:s text:c="4"/>"""</text:p>
      <text:p text:style-name="P3"/>
      <text:p text:style-name="P3"><text:s text:c="4"/>def __init__(self):</text:p>
      <text:p text:style-name="P3"><text:s text:c="8"/>pass</text:p>
      <text:p text:style-name="P3"/>
      <text:p text:style-name="P3"><text:s text:c="4"/>def crearArchivo(self, E, H, filePath = TEST_FILE):</text:p>
      <text:p text:style-name="P3"><text:s text:c="8"/>"""</text:p>
      <text:p text:style-name="P3"><text:s text:c="8"/>Crea el archivo de prueba.</text:p>
      <text:p text:style-name="P3"><text:s text:c="8"/>Parametros:</text:p>
      <text:p text:style-name="P3"><text:s text:c="12"/>- E {int} Cantidad de estudiantes</text:p>
      <text:p text:style-name="P3"><text:s text:c="12"/>- H {int} Cantidad de hospitales</text:p>
      <text:p text:style-name="P3"><text:s text:c="8"/>"""</text:p>
      <text:p text:style-name="P3"/>
      <text:p text:style-name="P3"><text:s text:c="8"/>try:</text:p>
      <text:p text:style-name="P3"><text:s text:c="12"/>archivo = open(filePath, "w");</text:p>
      <text:p text:style-name="P3"><text:s text:c="8"/>except IOError:</text:p>
      <text:p text:style-name="P3"><text:s text:c="12"/>raise ValueError, "Error al abrir el archivo!"</text:p>
      <text:p text:style-name="P3"/>
      <text:p text:style-name="P3"><text:s text:c="8"/>archivo.write(str(E) + "\n") #Se agrega la cantidad de estudiantes</text:p>
      <text:p text:style-name="P3"><text:s text:c="8"/>self.agregarPreferencias(archivo, E, H) #Se agregan las preferencias de los estudiantes</text:p>
      <text:p text:style-name="P3"><text:s text:c="8"/>archivo.write(str(H) + "\n") #Se agrega la cantidad de hospitales</text:p>
      <text:p text:style-name="P3"><text:s text:c="8"/>self.agregarPreferencias(archivo, H, E) #Se agregan las preferencias de los hospitales</text:p>
      <text:p text:style-name="P3"><text:s text:c="8"/>self.agregarVacantes(archivo, H) #Se agrega la cantidad de vacantes de cada hospital</text:p>
      <text:p text:style-name="P3"/>
      <text:p text:style-name="P3"><text:s text:c="8"/>archivo.close()</text:p>
      <text:p text:style-name="P3"/>
      <text:p text:style-name="P3"/>
      <text:p text:style-name="P3"><text:s text:c="4"/>def generarListaAleatoria(self, n):</text:p>
      <text:p text:style-name="P3"><text:s text:c="8"/>"""</text:p>
      <text:p text:style-name="P3"><text:s text:c="8"/>Genera una lista aleatoria de eneteros desde el 0 hasta n, sin repetir,</text:p>
      <text:p text:style-name="P3"><text:s text:c="8"/>y la devuelve.</text:p>
      <text:p text:style-name="P3"><text:s text:c="12"/>- n {int} Cota superior</text:p>
      <text:p text:style-name="P3"><text:s text:c="8"/>"""</text:p>
      <text:p text:style-name="P3"><text:s text:c="8"/>lista = []</text:p>
      <text:p text:style-name="P3"><text:s text:c="8"/>for i in xrange(0, n):</text:p>
      <text:p text:style-name="P3"><text:s text:c="12"/>lista.append(str(i))</text:p>
      <text:p text:style-name="P3"><text:s text:c="8"/>random.shuffle(lista)</text:p>
      <text:p text:style-name="P3"><text:s text:c="8"/>return lista</text:p>
      <text:p text:style-name="P3"/>
      <text:p text:style-name="P3"><text:s text:c="4"/>def agregarPreferencias(self, archivo, n, m):</text:p>
      <text:p text:style-name="P3"><text:s text:c="8"/>"""</text:p>
      <text:p text:style-name="P3"><text:s text:c="8"/>Agrega las n lineas al archivo recibido con preferencias aleatorias sobre</text:p>
      <text:p text:style-name="P3"><text:s text:c="8"/>m elementos.</text:p>
      <text:p text:style-name="P3"><text:s text:c="12"/>- archivo {file} Archivo a escribir</text:p>
      <text:p text:style-name="P3"><text:s text:c="12"/>- n {int} Cantidad de lineas</text:p>
      <text:p text:style-name="P3"><text:s text:c="12"/>- m {int} Cantidad de elementos sobre los cuales decidir preferencia</text:p>
      <text:p text:style-name="P3"><text:s text:c="8"/>"""</text:p>
      <text:p text:style-name="P3"><text:s text:c="8"/>for i in xrange(0, n):</text:p>
      <text:p text:style-name="P3"><text:s text:c="12"/>preferencias = self.generarListaAleatoria(m)</text:p>
      <text:p text:style-name="P3"><text:soft-page-break/><text:s text:c="12"/>linea = " ".join(preferencias)</text:p>
      <text:p text:style-name="P3"><text:s text:c="12"/>archivo.write(linea + "\n")</text:p>
      <text:p text:style-name="P3"/>
      <text:p text:style-name="P3"><text:s text:c="4"/>def agregarVacantes(self, archivo, H):</text:p>
      <text:p text:style-name="P3"><text:s text:c="8"/>"""</text:p>
      <text:p text:style-name="P3"><text:s text:c="8"/>Agrega una linea al archivo recibido con la cantidad de vacantes de los</text:p>
      <text:p text:style-name="P3"><text:s text:c="8"/>H hospitales, separadas por espacios.</text:p>
      <text:p text:style-name="P3"><text:s text:c="12"/>- archivo {file} Archivo a escribir</text:p>
      <text:p text:style-name="P3"><text:s text:c="12"/>- H {int} Cantidad de hospitales</text:p>
      <text:p text:style-name="P3"><text:s text:c="8"/>"""</text:p>
      <text:p text:style-name="P3"><text:s text:c="8"/>vacantes = []</text:p>
      <text:p text:style-name="P3"><text:s text:c="8"/>for i in xrange(0, H):</text:p>
      <text:p text:style-name="P3"><text:s text:c="12"/>vacantes.append(str(random.randint(1, MAX_VACANTES)))</text:p>
      <text:p text:style-name="P3"><text:s text:c="8"/>linea = " ".join(vacantes)</text:p>
      <text:p text:style-name="P3"><text:s text:c="8"/>archivo.write(linea + "\n")</text:p>
      <text:p text:style-name="P9">galeShapley.py</text:p>
      <text:p text:style-name="P3">import Queue</text:p>
      <text:p text:style-name="P3"/>
      <text:p text:style-name="P3">class GaleShapley():</text:p>
      <text:p text:style-name="P3"/>
      <text:p text:style-name="P3"><text:tab/>def __init__(self):</text:p>
      <text:p text:style-name="P3"><text:tab/><text:tab/>pass</text:p>
      <text:p text:style-name="P3"/>
      <text:p text:style-name="P3"><text:tab/>def getParejas(self, A, E, Q):</text:p>
      <text:p text:style-name="P3"><text:tab/><text:tab/>"""</text:p>
      <text:p text:style-name="P3"><text:tab/><text:tab/>Algoritmo de Gale &amp; Shapley para la resolucion del problema de perfect</text:p>
      <text:p text:style-name="P3"><text:tab/><text:tab/>matching con cantidad de vacantes por reviewer distinto de 1.</text:p>
      <text:p text:style-name="P3"><text:tab/><text:tab/><text:tab/>- A : Lista con listas de preferencias de cada aplicante, en su indice.</text:p>
      <text:p text:style-name="P3"><text:tab/><text:tab/><text:tab/>- E : Lista con listas de preferencias de cada reviewer, en su indice.</text:p>
      <text:p text:style-name="P3"><text:tab/><text:tab/><text:tab/>- Q : Lista con las vacantes del hospital que corresponde al indice.</text:p>
      <text:p text:style-name="P3"><text:tab/><text:tab/>"""</text:p>
      <text:p text:style-name="P3"><text:tab/><text:tab/>n = len(A) #Cantidad de aplicantes</text:p>
      <text:p text:style-name="P3"><text:tab/><text:tab/>pendientes = self.setQueue(n); #Cola de aplicantes por proponerse</text:p>
      <text:p text:style-name="P3"><text:tab/><text:tab/>H = [ [] for i in xrange(n)] #Lista de matching --&gt; H[e] = lista de aplicantes aceptados</text:p>
      <text:p text:style-name="P3"><text:tab/><text:tab/>sigDeseado = [0]*n #Posicion del proximo reviewer a proponerse de ai</text:p>
      <text:p text:style-name="P3"><text:tab/><text:tab/>preferencia = self.setPreferenceDict(E, n) #Diccionario de preferencias de cada reviewer</text:p>
      <text:p text:style-name="P3"/>
      <text:p text:style-name="P3"><text:tab/><text:tab/>while not pendientes.empty():</text:p>
      <text:p text:style-name="P3"><text:tab/><text:tab/><text:tab/>aplicante = pendientes.get()</text:p>
      <text:p text:style-name="P3"/>
      <text:p text:style-name="P3"><text:tab/><text:tab/><text:tab/>reviewerDeseado = A[aplicante][sigDeseado[aplicante]]</text:p>
      <text:p text:style-name="P3"><text:tab/><text:tab/><text:tab/>sigDeseado[aplicante] += 1 #Si tiene que volver a proponerse, sera al proximo de la lista</text:p>
      <text:p text:style-name="P3"/>
      <text:p text:style-name="P3"><text:tab/><text:tab/><text:tab/>cantidadAceptados = len(H[reviewerDeseado])</text:p>
      <text:p text:style-name="P3"/>
      <text:p text:style-name="P3"><text:tab/><text:tab/><text:tab/>if cantidadAceptados &lt; Q[reviewerDeseado]:</text:p>
      <text:p text:style-name="P3"><text:tab/><text:tab/><text:tab/><text:tab/>#Si todavia hay vacantes en el hospital, se agrega.</text:p>
      <text:p text:style-name="P3"><text:tab/><text:tab/><text:tab/><text:tab/>H[reviewerDeseado].append(aplicante)</text:p>
      <text:p text:style-name="P3"><text:tab/><text:tab/><text:tab/>else:</text:p>
      <text:p text:style-name="P3"><text:tab/><text:tab/><text:tab/><text:tab/>#Se debe chequear si alguno de los aplicantes tiene menor preferencia que el nuevo</text:p>
      <text:p text:style-name="P3"><text:tab/><text:tab/><text:tab/><text:tab/>rival = self.getMinPreferenceRival(preferencia, reviewerDeseado, H[reviewerDeseado])</text:p>
      <text:p text:style-name="P3"><text:tab/><text:tab/><text:tab/><text:tab/>if preferencia[reviewerDeseado][rival] &gt; preferencia[reviewerDeseado][aplicante]:</text:p>
      <text:p text:style-name="P3"><text:tab/><text:tab/><text:tab/><text:tab/><text:tab/>H[reviewerDeseado].remove(rival)</text:p>
      <text:p text:style-name="P3"><text:tab/><text:tab/><text:tab/><text:tab/><text:tab/>H[reviewerDeseado].append(aplicante)</text:p>
      <text:p text:style-name="P3"><text:tab/><text:tab/><text:tab/><text:tab/><text:tab/>pendientes.put(rival)</text:p>
      <text:p text:style-name="P3"><text:tab/><text:tab/><text:tab/><text:tab/>else:</text:p>
      <text:p text:style-name="P3"><text:tab/><text:tab/><text:tab/><text:tab/><text:tab/>pendientes.put(aplicante) #Espera su turno para proponersele al proximo en la lista</text:p>
      <text:p text:style-name="P3"><text:tab/><text:tab/>return self.setCoupleList(H)</text:p>
      <text:p text:style-name="P3"/>
      <text:p text:style-name="P3"><text:tab/>def setQueue(self, n):</text:p>
      <text:p text:style-name="P3"><text:tab/><text:tab/>"""</text:p>
      <text:p text:style-name="P3"><text:tab/><text:tab/>Crea una cola con los numeros del 0 a n.</text:p>
      <text:p text:style-name="P3"><text:tab/><text:tab/>"""</text:p>
      <text:p text:style-name="P3"><text:tab/><text:tab/>queue = Queue.Queue();</text:p>
      <text:p text:style-name="P3"><text:tab/><text:tab/>for i in xrange(n):</text:p>
      <text:p text:style-name="P3"><text:tab/><text:tab/><text:tab/>queue.put(i)</text:p>
      <text:p text:style-name="P3"><text:tab/><text:tab/>return queue</text:p>
      <text:p text:style-name="P3"/>
      <text:p text:style-name="P3"><text:tab/>def setPreferenceDict(self, E, n):</text:p>
      <text:p text:style-name="P3"><text:tab/><text:tab/>"""</text:p>
      <text:p text:style-name="P3"><text:tab/><text:tab/>Crea un diccionario en el que se guarda el ranking de cada reviewer:</text:p>
      <text:p text:style-name="P3"><text:tab/><text:tab/><text:tab/>pref[ei][ai] = posicion de ai en el ranking de ei</text:p>
      <text:p text:style-name="P3"><text:tab/><text:tab/>"""</text:p>
      <text:p text:style-name="P3"><text:tab/><text:tab/>return dict( (e, dict( (a, E[e].index(a)) for a in xrange(n))) for e in xrange(n) ) #He aqui la magia de python</text:p>
      <text:p text:style-name="P3"/>
      <text:p text:style-name="P3"><text:tab/>def getMinPreferenceRival(self, preferencia, deseado, rivales):</text:p>
      <text:p text:style-name="P3"><text:tab/><text:tab/>"""</text:p>
      <text:p text:style-name="P3"><text:soft-page-break/><text:tab/><text:tab/>Devuelve el rival de menor preferencia para el reviewer deseado</text:p>
      <text:p text:style-name="P3"><text:tab/><text:tab/><text:tab/>- preferencia : Diccionario de preferencias de todos los reviewers</text:p>
      <text:p text:style-name="P3"><text:tab/><text:tab/><text:tab/>- deseado : Reviewer al que se quiere proponer</text:p>
      <text:p text:style-name="P3"><text:tab/><text:tab/><text:tab/>- rivales : Lista de aplicantes rivales</text:p>
      <text:p text:style-name="P3"><text:tab/><text:tab/>"""</text:p>
      <text:p text:style-name="P3"><text:tab/><text:tab/>menor = rivales[0]</text:p>
      <text:p text:style-name="P3"><text:tab/><text:tab/>rival = menor</text:p>
      <text:p text:style-name="P3"><text:tab/><text:tab/>for i in xrange(1, len(rivales)):</text:p>
      <text:p text:style-name="P3"><text:tab/><text:tab/><text:tab/>rival = rivales[i]</text:p>
      <text:p text:style-name="P3"><text:tab/><text:tab/><text:tab/>if preferencia[deseado][rival] &gt; preferencia[deseado][menor]:</text:p>
      <text:p text:style-name="P3"><text:tab/><text:tab/><text:tab/><text:tab/>menor = rival</text:p>
      <text:p text:style-name="P3"><text:tab/><text:tab/>return rival</text:p>
      <text:p text:style-name="P3"/>
      <text:p text:style-name="P3"><text:tab/>def setCoupleList(self, H):</text:p>
      <text:p text:style-name="P3"><text:tab/><text:tab/>"""</text:p>
      <text:p text:style-name="P3"><text:tab/><text:tab/>Crea una lista de cuplas con el resultado dado por el matching:</text:p>
      <text:p text:style-name="P3"><text:tab/><text:tab/><text:tab/>[(e0, [ai, ..., ak]), ... , (en, [aj, ..., an]), ...]</text:p>
      <text:p text:style-name="P3"><text:tab/><text:tab/>"""</text:p>
      <text:p text:style-name="P3"><text:tab/><text:tab/>couples = []</text:p>
      <text:p text:style-name="P3"><text:tab/><text:tab/>for i in xrange(len(H)):</text:p>
      <text:p text:style-name="P3"><text:tab/><text:tab/><text:tab/>couple = (i, H[i])</text:p>
      <text:p text:style-name="P3"><text:tab/><text:tab/><text:tab/>couples.append(couple)</text:p>
      <text:p text:style-name="P3"><text:tab/><text:tab/>return couples</text:p>
      <text:p text:style-name="P10">Componentes Conexas</text:p>
      <text:p text:style-name="P6">componentesConexas.py</text:p>
      <text:p text:style-name="P4">from graph import Graph</text:p>
      <text:p text:style-name="P4">from lectorArchivos import LectorArchivos</text:p>
      <text:p text:style-name="P4">from kosaraju import Kosaraju</text:p>
      <text:p text:style-name="P4">import time</text:p>
      <text:p text:style-name="P4"/>
      <text:p text:style-name="P4">GRAFO1 = "files/d1.txt"</text:p>
      <text:p text:style-name="P4">GRAFO2 = "files/d2.txt"</text:p>
      <text:p text:style-name="P4">GRAFO3 = "files/d3.txt"</text:p>
      <text:p text:style-name="P4">GRAFO4 = "files/d4.txt"</text:p>
      <text:p text:style-name="P4">GRAFO5 = "files/d5.txt"</text:p>
      <text:p text:style-name="P4">GRAFO6 = "files/d6.txt"</text:p>
      <text:p text:style-name="P4"/>
      <text:p text:style-name="P4">def main():</text:p>
      <text:p text:style-name="P4"/>
      <text:p text:style-name="P4"><text:s text:c="4"/>lector = LectorArchivos()</text:p>
      <text:p text:style-name="P4"><text:s text:c="4"/>archivos = [GRAFO1, GRAFO2, GRAFO3, GRAFO4, GRAFO5, GRAFO6]</text:p>
      <text:p text:style-name="P4"><text:s text:c="4"/>aristas = ["20", "250", "2500", "25000", "250000", "2500000"]</text:p>
      <text:p text:style-name="P4"/>
      <text:p text:style-name="P4"><text:s text:c="4"/>respuestas = ["yes", "no", "y", "n", "si", "s"]</text:p>
      <text:p text:style-name="P4"><text:s text:c="4"/>yes = ["yes", "y", "si", "s"]</text:p>
      <text:p text:style-name="P4"><text:s text:c="4"/>answer = raw_input("Imprimir componentes conexas? [y/n]: ")</text:p>
      <text:p text:style-name="P4"><text:s text:c="4"/>while (answer.lower() not in respuestas):</text:p>
      <text:p text:style-name="P4"><text:s text:c="8"/>print "No es tan dificil: 'Si', 'No', 'Yes', 'y', 'n', 's'...."</text:p>
      <text:p text:style-name="P4"><text:s text:c="8"/>answer = raw_input("Imprimir componentes conexas? [y/n]: ")</text:p>
      <text:p text:style-name="P4"><text:s text:c="4"/>if answer in yes:</text:p>
      <text:p text:style-name="P4"><text:s text:c="8"/>printVuln = True</text:p>
      <text:p text:style-name="P4"><text:s text:c="4"/>else: printVuln = False</text:p>
      <text:p text:style-name="P4"/>
      <text:p text:style-name="P4"><text:s text:c="4"/>for archivo in archivos:</text:p>
      <text:p text:style-name="P4"><text:s text:c="8"/>print "-----------------------------------------"</text:p>
      <text:p text:style-name="P4"><text:s text:c="8"/>print "Leyendo archivo '" + archivo + "'..."</text:p>
      <text:p text:style-name="P4"><text:s text:c="8"/>grafo = lector.initGrafo(archivo, True)</text:p>
      <text:p text:style-name="P4"/>
      <text:p text:style-name="P4"><text:s text:c="8"/>kosaraju = Kosaraju(grafo)</text:p>
      <text:p text:style-name="P4"/>
      <text:p text:style-name="P4"><text:s text:c="8"/>print "Calculando componentes conexas del grafo con " + str(10**(archivos.index(archivo)+1)) + " vertices y " + aristas[archivos.index(archivo)] + " aristas..."</text:p>
      <text:p text:style-name="P4"><text:s text:c="8"/>init = time.time()</text:p>
      <text:p text:style-name="P4"><text:s text:c="8"/>componentesConexas = kosaraju.getComponentesConexas()</text:p>
      <text:p text:style-name="P4"><text:s text:c="8"/>end = time.time()</text:p>
      <text:p text:style-name="P4"><text:s text:c="8"/>print "Tiempo transcurrido: " + str(end-init) + "s."</text:p>
      <text:p text:style-name="P4"/>
      <text:p text:style-name="P4"><text:s text:c="8"/>print str(len(componentesConexas)) + " Componentes Conexas encontradas."</text:p>
      <text:p text:style-name="P4"><text:s text:c="8"/>if printVuln:</text:p>
      <text:p text:style-name="P4"><text:s text:c="12"/>print "Conjunto de vertices de cada Componente Conexa:"</text:p>
      <text:p text:style-name="P4"><text:s text:c="12"/>print " ~",</text:p>
      <text:p text:style-name="P4"><text:s text:c="12"/>for x in componentesConexas:</text:p>
      <text:p text:style-name="P4"><text:s text:c="16"/>print x.keys()</text:p>
      <text:p text:style-name="P4"><text:s text:c="8"/>else: print "\n"</text:p>
      <text:p text:style-name="P4"/>
      <text:p text:style-name="P4">main()</text:p>
      <text:p text:style-name="P11">kosaraju.py</text:p>
      <text:p text:style-name="P4">from graph import Graph</text:p>
      <text:p text:style-name="P4">from dfs import DFS</text:p>
      <text:p text:style-name="P4"/>
      <text:p text:style-name="P4">class Kosaraju(object):</text:p>
      <text:p text:style-name="P4"><text:s text:c="4"/>def __init__(self, grafo):</text:p>
      <text:p text:style-name="P4"><text:s text:c="8"/>self.grafo = grafo</text:p>
      <text:p text:style-name="P4"/>
      <text:p text:style-name="P4"><text:s text:c="4"/>def setGrafo(self, grafo):</text:p>
      <text:p text:style-name="P4"><text:s text:c="8"/>self.grafo = grafo</text:p>
      <text:p text:style-name="P4"/>
      <text:p text:style-name="P4"><text:s text:c="4"/>def getComponentesConexas(self):</text:p>
      <text:p text:style-name="P4"><text:s text:c="8"/>"""Devuelve una lista con grafos sin uniones que contienen los</text:p>
      <text:p text:style-name="P4"><text:s text:c="8"/>vertices de cada componente conexa"""</text:p>
      <text:p text:style-name="P4"><text:s text:c="8"/>#obtengo una lista de tuplas de vertices ordenada por tiempos de finalizado</text:p>
      <text:p text:style-name="P4"><text:s text:c="8"/>dfs = DFS() #Creador de grafos dfs</text:p>
      <text:p text:style-name="P4"/>
      <text:p text:style-name="P4"><text:s text:c="8"/>orden = self.obtener_lista_vertices_numerado(dfs)</text:p>
      <text:p text:style-name="P4"/>
      <text:p text:style-name="P4"><text:s text:c="8"/>#Invertimos el grafo original</text:p>
      <text:p text:style-name="P4"><text:s text:c="8"/>g_invertido = self.grafo.invertir()</text:p>
      <text:p text:style-name="P4"/>
      <text:p text:style-name="P4"><text:s text:c="8"/>#Recorremos el grafo invertido en orden calculado</text:p>
      <text:p text:style-name="P4"><text:s text:c="8"/>componentes =[]</text:p>
      <text:p text:style-name="P4"/>
      <text:p text:style-name="P4"><text:s text:c="8"/>cantVert = len(g_invertido.get_vertices().keys())</text:p>
      <text:p text:style-name="P4"><text:s text:c="8"/>visitados = [None]*cantVert</text:p>
      <text:p text:style-name="P4"/>
      <text:p text:style-name="P4"><text:s text:c="8"/>#segundo DFS utilizando el orden obtenido en forma de pila</text:p>
      <text:p text:style-name="P4"><text:s text:c="8"/>#condicion de corte: que nos quedemos sin nodos para recorrer</text:p>
      <text:p text:style-name="P4"><text:s text:c="8"/>while(len(orden) &gt; 0):</text:p>
      <text:p text:style-name="P4"><text:s text:c="12"/>x = orden.pop()[1]</text:p>
      <text:p text:style-name="P4"><text:s text:c="12"/>if (not visitados[int(x)]):</text:p>
      <text:p text:style-name="P4"><text:s text:c="16"/>grafo_aux, tiempo = dfs.getGrafoDFS_con_tiempos(g_invertido, x, visitados)</text:p>
      <text:p text:style-name="P4"><text:s text:c="16"/>componentes.append(grafo_aux.vertices)</text:p>
      <text:p text:style-name="P4"/>
      <text:p text:style-name="P4"><text:s text:c="8"/>return componentes</text:p>
      <text:p text:style-name="P4"/>
      <text:p text:style-name="P4">#------ FUNCIONES AUXILIARES ------#</text:p>
      <text:p text:style-name="P4"/>
      <text:p text:style-name="P4"><text:s text:c="4"/>def obtener_lista_vertices_numerado(self, dfs):</text:p>
      <text:p text:style-name="P4"><text:s text:c="8"/>"""Funcion que nos devuelve una lista ordenada que contiene</text:p>
      <text:p text:style-name="P4"><text:s text:c="8"/>la numeracion como clave de cada vertice</text:p>
      <text:p text:style-name="P4"><text:s text:c="8"/>Recibe un objeto dfs para recorrer el grafo"""</text:p>
      <text:p text:style-name="P4"/>
      <text:p text:style-name="P4"><text:s text:c="8"/>lista = []</text:p>
      <text:p text:style-name="P4"/>
      <text:p text:style-name="P4"><text:s text:c="8"/>for x in self.grafo.vertices:</text:p>
      <text:p text:style-name="P4"><text:s text:c="12"/>cantVert = len(self.grafo.get_vertices().keys())</text:p>
      <text:p text:style-name="P4"><text:s text:c="12"/>visitados = [None]*cantVert</text:p>
      <text:p text:style-name="P4"><text:s text:c="12"/>grafo_aux, tiempo = dfs.getGrafoDFS_con_tiempos(self.grafo, x, visitados)</text:p>
      <text:p text:style-name="P4"><text:s text:c="12"/>lista.append((tiempo,x))</text:p>
      <text:p text:style-name="P4"/>
      <text:p text:style-name="P4"><text:s text:c="8"/>#para optimizar usar itemgetter</text:p>
      <text:p text:style-name="P4"><text:s text:c="8"/>lista.sort(key=lambda tup: (tup[0], tup[1]))</text:p>
      <text:p text:style-name="P4"/>
      <text:p text:style-name="P4"><text:s text:c="8"/>return lista</text:p>
      <text:p text:style-name="P10">Puntos de Articulación</text:p>
      <text:p text:style-name="P6">puntosDeArticulacion.py</text:p>
      <text:p text:style-name="P4">from lectorArchivos import LectorArchivos</text:p>
      <text:p text:style-name="P4">from graph import Graph</text:p>
      <text:p text:style-name="P4">from tarjan import Tarjan</text:p>
      <text:p text:style-name="P4">import time</text:p>
      <text:p text:style-name="P4"/>
      <text:p text:style-name="P4">GRAFO1 = "files/g1.txt"</text:p>
      <text:p text:style-name="P4">GRAFO2 = "files/g2.txt"</text:p>
      <text:p text:style-name="P4">GRAFO3 = "files/g3.txt"</text:p>
      <text:p text:style-name="P4">GRAFO4 = "files/g4.txt"</text:p>
      <text:p text:style-name="P4">GRAFO5 = "files/g5.txt"</text:p>
      <text:p text:style-name="P4">GRAFO6 = "files/g6.txt"</text:p>
      <text:p text:style-name="P4"/>
      <text:p text:style-name="P4">def main():</text:p>
      <text:p text:style-name="P4"><text:s text:c="4"/>lector = LectorArchivos()</text:p>
      <text:p text:style-name="P4"><text:s text:c="4"/>archivos = [GRAFO1, GRAFO2, GRAFO3, GRAFO4, GRAFO5, GRAFO6]</text:p>
      <text:p text:style-name="P4"/>
      <text:p text:style-name="P4"><text:s text:c="4"/>respuestas = ["yes", "no", "y", "n", "si", "s"]</text:p>
      <text:p text:style-name="P4"><text:s text:c="4"/>yes = ["yes", "y", "si", "s"]</text:p>
      <text:p text:style-name="P4"><text:s text:c="4"/>answer = raw_input("Imprimir vertices vulnerables? [y/n]: ")</text:p>
      <text:p text:style-name="P4"><text:s text:c="4"/>while (answer.lower() not in respuestas):</text:p>
      <text:p text:style-name="P4"><text:s text:c="8"/>print "No es tan dificil: 'Si', 'No', 'Yes', 'y', 'n', 's'...."</text:p>
      <text:p text:style-name="P4"><text:s text:c="8"/>answer = raw_input("Imprimir vertices vulnerables? [y/n]: ")</text:p>
      <text:p text:style-name="P4"><text:s text:c="4"/>if answer in yes:</text:p>
      <text:p text:style-name="P4"><text:s text:c="8"/>printVuln = True</text:p>
      <text:p text:style-name="P4"><text:s text:c="4"/>else: printVuln = False</text:p>
      <text:p text:style-name="P4"/>
      <text:p text:style-name="P4"><text:s text:c="4"/>for archivo in archivos:</text:p>
      <text:p text:style-name="P4"><text:s text:c="8"/>print "-----------------------------------------"</text:p>
      <text:p text:style-name="P4"><text:s text:c="8"/>print "Leyendo archivo '" + archivo + "'..."</text:p>
      <text:p text:style-name="P4"><text:s text:c="8"/>grafo = lector.initGrafo(archivo)</text:p>
      <text:p text:style-name="P4"/>
      <text:p text:style-name="P4"><text:s text:c="8"/>tarjan = Tarjan(grafo)</text:p>
      <text:p text:style-name="P4"/>
      <text:p text:style-name="P4"><text:s text:c="8"/>print "Calculando puntos de articulacion en grafo con " + str(10**(archivos.index(archivo)+1)) + " vertices y aristas..."</text:p>
      <text:p text:style-name="P4"><text:s text:c="8"/>init = time.time()</text:p>
      <text:p text:style-name="P4"><text:s text:c="8"/>puntosArticulacion = tarjan.getPuntosDeArticulacion()</text:p>
      <text:p text:style-name="P4"><text:s text:c="8"/>end = time.time()</text:p>
      <text:p text:style-name="P4"><text:s text:c="8"/>print "Tiempo transcurrido: " + str(end-init) + "s."</text:p>
      <text:p text:style-name="P4"/>
      <text:p text:style-name="P4"><text:s text:c="8"/>print str(len(puntosArticulacion)) + " Puntos de articulacion encontrados."</text:p>
      <text:p text:style-name="P4"><text:s text:c="8"/>percentage = (float(len(puntosArticulacion)) / float(10**(archivos.index(archivo)+1)))*100</text:p>
      <text:p text:style-name="P4"><text:s text:c="8"/>print "%s%% de los vertices son vulnerables." % percentage</text:p>
      <text:p text:style-name="P4"><text:s text:c="8"/>if printVuln:</text:p>
      <text:p text:style-name="P4"><text:s text:c="12"/>print "Vertices vulnerables:"</text:p>
      <text:p text:style-name="P4"><text:s text:c="12"/>print " ~",</text:p>
      <text:p text:style-name="P4"><text:s text:c="12"/>for i in xrange(0, len(puntosArticulacion)-1):</text:p>
      <text:p text:style-name="P4"><text:s text:c="16"/>print puntosArticulacion[i] + ", ",</text:p>
      <text:p text:style-name="P4"><text:s text:c="12"/>print puntosArticulacion[len(puntosArticulacion)-1] + "\n"</text:p>
      <text:p text:style-name="P4"><text:s text:c="8"/>else: print "\n"</text:p>
      <text:p text:style-name="P4"><text:s text:c="8"/></text:p>
      <text:p text:style-name="P4">main()</text:p>
      <text:p text:style-name="P11">tarjan.py</text:p>
      <text:p text:style-name="P4">from graph import Graph</text:p>
      <text:p text:style-name="P4">from dfs import DFS</text:p>
      <text:p text:style-name="P4"/>
      <text:p text:style-name="P4">class Tarjan(object):</text:p>
      <text:p text:style-name="P4"><text:s text:c="4"/>def __init__(self, grafo):</text:p>
      <text:p text:style-name="P4"><text:s text:c="8"/>self.grafo = grafo</text:p>
      <text:p text:style-name="P4"/>
      <text:p text:style-name="P4"><text:s text:c="4"/>def setGrafo(self, grafo):</text:p>
      <text:p text:style-name="P4"><text:s text:c="8"/>self.grafo = grafo</text:p>
      <text:p text:style-name="P4"/>
      <text:p text:style-name="P4"><text:s text:c="4"/>def getPuntosDeArticulacion(self):</text:p>
      <text:p text:style-name="P4"><text:s text:c="8"/>vertice = self.grafo.get_vertices().keys()[0] #Se toma el primer vertice del grafo</text:p>
      <text:p text:style-name="P4"/>
      <text:p text:style-name="P4"><text:s text:c="8"/>dfs = DFS() #Creador de grafos dfs</text:p>
      <text:p text:style-name="P4"/>
      <text:p text:style-name="P4"><text:s text:c="8"/>grafoDFS = dfs.getGrafoDFS(self.grafo, vertice)</text:p>
      <text:p text:style-name="P4"><text:s text:c="8"/>puntosArticulacion = []</text:p>
      <text:p text:style-name="P4"/>
      <text:p text:style-name="P4"><text:s text:c="8"/>for vertice in grafoDFS.get_vertices().keys():</text:p>
      <text:p text:style-name="P4"><text:s text:c="12"/>if len(grafoDFS.obtener_conocidos(vertice)) &gt;= 2:</text:p>
      <text:p text:style-name="P4"><text:s text:c="16"/>#Todo vertice con dos hijos o mas en un arbol DFS</text:p>
      <text:p text:style-name="P4"><text:s text:c="16"/>#es punto de articulacion</text:p>
      <text:p text:style-name="P4"><text:s text:c="16"/>puntosArticulacion.append(vertice)</text:p>
      <text:p text:style-name="P4"/>
      <text:p text:style-name="P4"><text:s text:c="8"/>return puntosArticulacion</text:p>
      <text:p text:style-name="P10">Archivos Compartidos</text:p>
      <text:p text:style-name="P6">graph.py</text:p>
      <text:p text:style-name="P4">import heapq</text:p>
      <text:p text:style-name="P4">VALOR_INALCANZABLE = 1000000000.0</text:p>
      <text:p text:style-name="P4"/>
      <text:p text:style-name="P4">class Graph(object):</text:p>
      <text:p text:style-name="P4"><text:s text:c="4"/>"""</text:p>
      <text:p text:style-name="P4"><text:s text:c="4"/>Objeto generico que se comporta como un grafo de aristas sin sentido</text:p>
      <text:p text:style-name="P4"><text:s text:c="4"/>y con peso.</text:p>
      <text:p text:style-name="P4"><text:s text:c="4"/>Cada vertice se representa con un clave, que debe ser un string.</text:p>
      <text:p text:style-name="P4"><text:s text:c="4"/>A cada clave se le puede asignar un valor cualquiera.</text:p>
      <text:p text:style-name="P4"><text:s text:c="4"/>"""</text:p>
      <text:p text:style-name="P4"/>
      <text:p text:style-name="P4"/>
      <text:p text:style-name="P4"><text:s text:c="4"/>def __init__(self, dir = False):</text:p>
      <text:p text:style-name="P4"><text:s text:c="8"/>"""</text:p>
      <text:p text:style-name="P4"><text:s text:c="8"/>El grafo se inicializa vacio.</text:p>
      <text:p text:style-name="P4"><text:s text:c="8"/>"""</text:p>
      <text:p text:style-name="P4"/>
      <text:p text:style-name="P4"><text:s text:c="8"/>self.vertices = {} #Diccionario de diccionarios. Matriz de adyacencias</text:p>
      <text:p text:style-name="P4"><text:s text:c="8"/>self.datos = {} #Diccionario de datos.</text:p>
      <text:p text:style-name="P4"><text:s text:c="8"/>self.tam = 0</text:p>
      <text:p text:style-name="P4"><text:s text:c="8"/>self.dirigido = dir</text:p>
      <text:p text:style-name="P4"/>
      <text:p text:style-name="P4"><text:s text:c="4"/>def __iter__(self):</text:p>
      <text:p text:style-name="P4"><text:s text:c="8"/>return self.vertices.__iter__()</text:p>
      <text:p text:style-name="P4"/>
      <text:p text:style-name="P4"><text:s text:c="4"/>def __len__(self):</text:p>
      <text:p text:style-name="P4"><text:s text:c="8"/>"""</text:p>
      <text:p text:style-name="P4"><text:s text:c="8"/>Devuelve la cantidad de vertices del grafo.</text:p>
      <text:p text:style-name="P4"><text:s text:c="8"/>"""</text:p>
      <text:p text:style-name="P4"><text:s text:c="8"/>return len(self.vertices)</text:p>
      <text:p text:style-name="P4"/>
      <text:p text:style-name="P4"><text:s text:c="4"/>def __str__(self):</text:p>
      <text:p text:style-name="P4"><text:s text:c="8"/>return str(self.vertices)</text:p>
      <text:p text:style-name="P4"/>
      <text:p text:style-name="P4"><text:s text:c="4"/>def get_vertices(self):</text:p>
      <text:p text:style-name="P4"><text:s text:c="8"/>return self.vertices</text:p>
      <text:p text:style-name="P4"/>
      <text:p text:style-name="P4"><text:s text:c="4"/>def pertenece(self, clave):</text:p>
      <text:p text:style-name="P4"><text:s text:c="8"/>"""</text:p>
      <text:p text:style-name="P4"><text:s text:c="8"/>Clave: String o Int que representa al vertice/nodo.</text:p>
      <text:p text:style-name="P4"/>
      <text:p text:style-name="P4"><text:s text:c="8"/>Devuelve True si la clave pertenece al grafo, False de lo contrario.</text:p>
      <text:p text:style-name="P4"><text:s text:c="8"/>"""</text:p>
      <text:p text:style-name="P4"/>
      <text:p text:style-name="P4"><text:s text:c="8"/>return self.vertices.has_key(clave)</text:p>
      <text:p text:style-name="P4"/>
      <text:p text:style-name="P4"><text:s text:c="4"/>def aniadir_vertice(self, clave, dato):</text:p>
      <text:p text:style-name="P4"><text:s text:c="8"/>"""</text:p>
      <text:p text:style-name="P4"><text:s text:c="8"/>Clave: String o Int que representa al vertice/nodo.</text:p>
      <text:p text:style-name="P4"><text:s text:c="8"/>Dato: dato de cualquier tipo asociado.</text:p>
      <text:p text:style-name="P4"/>
      <text:p text:style-name="P4"><text:s text:c="8"/>Devuelve False si la clave ya se encontraba, y True si la agrega.</text:p>
      <text:p text:style-name="P4"><text:s text:c="8"/>Si la clave ya existia, no cambia su dato.</text:p>
      <text:p text:style-name="P4"><text:s text:c="8"/>"""</text:p>
      <text:p text:style-name="P4"/>
      <text:p text:style-name="P4"><text:s text:c="8"/>if self.pertenece(clave):</text:p>
      <text:p text:style-name="P4"><text:s text:c="12"/>return False</text:p>
      <text:p text:style-name="P4"/>
      <text:p text:style-name="P4"><text:s text:c="8"/>self.vertices[clave] = {}</text:p>
      <text:p text:style-name="P4"><text:s text:c="8"/>self.datos[clave] = dato</text:p>
      <text:p text:style-name="P4"><text:s text:c="8"/>self.tam += 1</text:p>
      <text:p text:style-name="P4"><text:s text:c="8"/>return True</text:p>
      <text:p text:style-name="P4"/>
      <text:p text:style-name="P4"><text:s text:c="4"/>def obtener_dato(self, clave):</text:p>
      <text:p text:style-name="P4"><text:s text:c="8"/>"""</text:p>
      <text:p text:style-name="P4"><text:s text:c="8"/>Clave: String o Int que representa al vertice/nodo.</text:p>
      <text:p text:style-name="P4"/>
      <text:p text:style-name="P4"><text:soft-page-break/><text:s text:c="8"/>Devuelve el dato del nodo representado por la clave dada.</text:p>
      <text:p text:style-name="P4"><text:s text:c="8"/>Si la clave no pertenece al grafo, devuelve None.</text:p>
      <text:p text:style-name="P4"><text:s text:c="8"/>"""</text:p>
      <text:p text:style-name="P4"><text:s text:c="8"/>if not self.pertenece(clave):</text:p>
      <text:p text:style-name="P4"><text:s text:c="12"/>return None</text:p>
      <text:p text:style-name="P4"/>
      <text:p text:style-name="P4"><text:s text:c="8"/>return self.datos[clave]</text:p>
      <text:p text:style-name="P4"/>
      <text:p text:style-name="P4"/>
      <text:p text:style-name="P4"><text:s text:c="4"/>def cambiar_dato(self, clave, dato):</text:p>
      <text:p text:style-name="P4"><text:s text:c="8"/>"""</text:p>
      <text:p text:style-name="P4"><text:s text:c="8"/>Clave: String o Int que representa al vertice/nodo.</text:p>
      <text:p text:style-name="P4"><text:s text:c="8"/>Dato: dato de cualquier tipo asociado.</text:p>
      <text:p text:style-name="P4"/>
      <text:p text:style-name="P4"><text:s text:c="8"/>Modifica el valor de un vertice/nodo especificado y devuelve True.</text:p>
      <text:p text:style-name="P4"><text:s text:c="8"/>Si la clave no pertenece al grafo, devuelve False.</text:p>
      <text:p text:style-name="P4"><text:s text:c="8"/>"""</text:p>
      <text:p text:style-name="P4"/>
      <text:p text:style-name="P4"><text:s text:c="8"/>if not self.pertenece(clave):</text:p>
      <text:p text:style-name="P4"><text:s text:c="12"/>return False</text:p>
      <text:p text:style-name="P4"/>
      <text:p text:style-name="P4"><text:s text:c="8"/>self.datos[clave] = dato</text:p>
      <text:p text:style-name="P4"/>
      <text:p text:style-name="P4"><text:s text:c="8"/>return True</text:p>
      <text:p text:style-name="P4"/>
      <text:p text:style-name="P4"><text:s text:c="4"/>def unir_vertices(self, clave_1, clave_2, peso):</text:p>
      <text:p text:style-name="P4"><text:s text:c="8"/>"""</text:p>
      <text:p text:style-name="P4"><text:s text:c="8"/>Clave_1 y 2: String o Int que representa al vertice/nodo.</text:p>
      <text:p text:style-name="P4"><text:s text:c="8"/>Peso: tipo de dato que simbolise un peso.</text:p>
      <text:p text:style-name="P4"/>
      <text:p text:style-name="P4"><text:s text:c="8"/>Une dos vertices/nodos existentes en el grafo con un determinado peso,</text:p>
      <text:p text:style-name="P4"><text:s text:c="8"/>y luego devuelve True.</text:p>
      <text:p text:style-name="P4"><text:s text:c="8"/>Si alguna de las dos claves no pertenece al grafo, no realiza nada y</text:p>
      <text:p text:style-name="P4"><text:s text:c="8"/>devuelve False.</text:p>
      <text:p text:style-name="P4"><text:s text:c="8"/>Si el grafo es dirigido, solamente une la clave 1 apuntando a 2.</text:p>
      <text:p text:style-name="P4"><text:s text:c="8"/>"""</text:p>
      <text:p text:style-name="P4"/>
      <text:p text:style-name="P4"><text:s text:c="8"/>if (not self.pertenece(clave_1)) or (not self.pertenece(clave_2)):</text:p>
      <text:p text:style-name="P4"><text:s text:c="12"/>return False</text:p>
      <text:p text:style-name="P4"/>
      <text:p text:style-name="P4"><text:s text:c="8"/>self.vertices[clave_1][clave_2] = peso</text:p>
      <text:p text:style-name="P4"><text:s text:c="8"/>if(not self.dirigido):</text:p>
      <text:p text:style-name="P4"><text:s text:c="12"/>self.vertices[clave_2][clave_1] = peso</text:p>
      <text:p text:style-name="P4"/>
      <text:p text:style-name="P4"><text:s text:c="8"/>return True</text:p>
      <text:p text:style-name="P4"/>
      <text:p text:style-name="P4"/>
      <text:p text:style-name="P4"><text:s text:c="4"/>def obtener_peso(self, clave_1, clave_2):</text:p>
      <text:p text:style-name="P4"><text:s text:c="8"/>"""</text:p>
      <text:p text:style-name="P4"><text:s text:c="8"/>Clave_1 y 2: String o Int que representa al vertice/nodo.</text:p>
      <text:p text:style-name="P4"/>
      <text:p text:style-name="P4"><text:s text:c="8"/>Devuelve el peso que une al vertice de Clave_1 con el de Clave_2.</text:p>
      <text:p text:style-name="P4"/>
      <text:p text:style-name="P4"><text:s text:c="8"/>Si Clave_1 no conoce a Clave_2 levanta una excepcion.</text:p>
      <text:p text:style-name="P4"><text:s text:c="8"/>"""</text:p>
      <text:p text:style-name="P4"/>
      <text:p text:style-name="P4"><text:s text:c="8"/>if not self.conoce(clave_1, clave_2):</text:p>
      <text:p text:style-name="P4"><text:s text:c="12"/>raise IndexError</text:p>
      <text:p text:style-name="P4"/>
      <text:p text:style-name="P4"><text:s text:c="8"/>return self.vertices[clave_1][clave_2]</text:p>
      <text:p text:style-name="P4"/>
      <text:p text:style-name="P4"/>
      <text:p text:style-name="P4"><text:s text:c="4"/>def conoce(self, clave_1, clave_2):</text:p>
      <text:p text:style-name="P4"><text:s text:c="8"/>"""</text:p>
      <text:p text:style-name="P4"><text:s text:c="8"/>Clave_1 y 2: String o Int que representa al vertice/nodo.</text:p>
      <text:p text:style-name="P4"/>
      <text:p text:style-name="P4"><text:s text:c="8"/>Devuelve True si un vertice/nodo conoce al otro, False de caso contrario.</text:p>
      <text:p text:style-name="P4"><text:s text:c="8"/>Levanta un error si alguna de las dos claves no pertenecen al grafo.</text:p>
      <text:p text:style-name="P4"><text:s text:c="8"/>"""</text:p>
      <text:p text:style-name="P4"/>
      <text:p text:style-name="P4"><text:soft-page-break/><text:s text:c="8"/>if (not self.pertenece(clave_1)) or (not self.pertenece(clave_2)):</text:p>
      <text:p text:style-name="P4"><text:s text:c="12"/>raise IndexError</text:p>
      <text:p text:style-name="P4"/>
      <text:p text:style-name="P4"><text:s text:c="8"/>return self.vertices[clave_1].has_key(clave_2)</text:p>
      <text:p text:style-name="P4"/>
      <text:p text:style-name="P4"><text:s text:c="4"/>def obtener_conocidos(self, clave):</text:p>
      <text:p text:style-name="P4"><text:s text:c="8"/>"""</text:p>
      <text:p text:style-name="P4"><text:s text:c="8"/>Clave: String o Int que representa al vertice/nodo.</text:p>
      <text:p text:style-name="P4"/>
      <text:p text:style-name="P4"><text:s text:c="8"/>Devuelve una lista con los vertices conocidos por el vertice</text:p>
      <text:p text:style-name="P4"><text:s text:c="8"/>identificado con el string clave.</text:p>
      <text:p text:style-name="P4"/>
      <text:p text:style-name="P4"><text:s text:c="8"/>Si la clave no pertenece al grafo, levanta una excepcion.</text:p>
      <text:p text:style-name="P4"><text:s text:c="8"/>"""</text:p>
      <text:p text:style-name="P4"/>
      <text:p text:style-name="P4"><text:s text:c="8"/>if not self.pertenece(clave):</text:p>
      <text:p text:style-name="P4"><text:s text:c="12"/>raise IndexError</text:p>
      <text:p text:style-name="P4"/>
      <text:p text:style-name="P4"><text:s text:c="8"/>return self.vertices[clave].keys()</text:p>
      <text:p text:style-name="P4"/>
      <text:p text:style-name="P4"><text:s text:c="4"/>def obtener_aristas(self, clave):</text:p>
      <text:p text:style-name="P4"><text:s text:c="4"/><text:tab/>"""</text:p>
      <text:p text:style-name="P4"><text:s text:c="8"/>Clave: String o Int que representa al vertice/nodo.</text:p>
      <text:p text:style-name="P4"/>
      <text:p text:style-name="P4"><text:s text:c="8"/>Devuelve una lista con los pesos de las aristas por el vertice</text:p>
      <text:p text:style-name="P4"><text:s text:c="8"/>identificado con el string clave.</text:p>
      <text:p text:style-name="P4"/>
      <text:p text:style-name="P4"><text:s text:c="8"/>Los pesos son un objeto definido por el susuario.</text:p>
      <text:p text:style-name="P4"/>
      <text:p text:style-name="P4"><text:s text:c="8"/>Si la clave no pertenece al grafo, levanta una excepcion.</text:p>
      <text:p text:style-name="P4"><text:s text:c="8"/>"""</text:p>
      <text:p text:style-name="P4"/>
      <text:p text:style-name="P4"><text:s text:c="8"/>if not self.pertenece(clave):</text:p>
      <text:p text:style-name="P4"><text:s text:c="12"/>raise IndexError</text:p>
      <text:p text:style-name="P4"/>
      <text:p text:style-name="P4"><text:s text:c="8"/>aristas = []</text:p>
      <text:p text:style-name="P4"><text:s text:c="8"/>for nodo_conocido in self.vertices[clave].keys():</text:p>
      <text:p text:style-name="P4"><text:s text:c="8"/><text:tab/>aristas.append(self.vertices[clave][nodo_conocido])</text:p>
      <text:p text:style-name="P4"/>
      <text:p text:style-name="P4"><text:s text:c="8"/>return aristas</text:p>
      <text:p text:style-name="P4"/>
      <text:p text:style-name="P4"/>
      <text:p text:style-name="P4"><text:s text:c="4"/>def crear_vertices_aux(self):</text:p>
      <text:p text:style-name="P4"><text:s text:c="8"/>v = {}</text:p>
      <text:p text:style-name="P4"><text:s text:c="8"/>for w in self.vertices:</text:p>
      <text:p text:style-name="P4"><text:s text:c="12"/>#Para cada vertice en el grafo, seteamos</text:p>
      <text:p text:style-name="P4"><text:s text:c="12"/>#visitado, low, num, el padre y la raiz.</text:p>
      <text:p text:style-name="P4"><text:s text:c="12"/>v[w] = [False,0,0,None, False]</text:p>
      <text:p text:style-name="P4"><text:s text:c="8"/>return v</text:p>
      <text:p text:style-name="P4"/>
      <text:p text:style-name="P4"><text:s text:c="4"/>def invertir(self):</text:p>
      <text:p text:style-name="P4"><text:s text:c="8"/>"""Funcion que se encarga de invertir un grafo dirigido.</text:p>
      <text:p text:style-name="P4"><text:s text:c="8"/>En caso de que el grafo no sea dirigido se devuelve el mismo grafo."""</text:p>
      <text:p text:style-name="P4"><text:s text:c="8"/>if(not self.dirigido):</text:p>
      <text:p text:style-name="P4"><text:s text:c="12"/>return self</text:p>
      <text:p text:style-name="P4"/>
      <text:p text:style-name="P4"><text:s text:c="8"/>g = Graph(True)</text:p>
      <text:p text:style-name="P4"/>
      <text:p text:style-name="P4"><text:s text:c="8"/>for v in self.vertices:</text:p>
      <text:p text:style-name="P4"><text:s text:c="12"/>g.aniadir_vertice(v,0)</text:p>
      <text:p text:style-name="P4"><text:s text:c="12"/>for x in self.obtener_conocidos(v):</text:p>
      <text:p text:style-name="P4"><text:s text:c="16"/>g.aniadir_vertice(x,0)</text:p>
      <text:p text:style-name="P4"><text:s text:c="16"/>g.unir_vertices(x,v,0)</text:p>
      <text:p text:style-name="P4"><text:s text:c="8"/>return g</text:p>
      <text:p text:style-name="P11">dfs.py</text:p>
      <text:p text:style-name="P4">from graph import Graph</text:p>
      <text:p text:style-name="P4"/>
      <text:p text:style-name="P4">class DFS(object):</text:p>
      <text:p text:style-name="P4"><text:s text:c="4"/>"""</text:p>
      <text:p text:style-name="P4"><text:s text:c="4"/>Depth First Search para un grafo.</text:p>
      <text:p text:style-name="P4"><text:s text:c="4"/>"""</text:p>
      <text:p text:style-name="P4"><text:s text:c="4"/>def __init__(self):</text:p>
      <text:p text:style-name="P4"><text:s text:c="8"/>pass</text:p>
      <text:p text:style-name="P4"/>
      <text:p text:style-name="P4"><text:s text:c="4"/>def getGrafoDFS(self, grafo, initVert):</text:p>
      <text:p text:style-name="P4"><text:s text:c="8"/>"""</text:p>
      <text:p text:style-name="P4"><text:s text:c="8"/>Devuelve un grafo dirigido resultado de hacer un DFS en el grafo recibido,</text:p>
      <text:p text:style-name="P4"><text:s text:c="8"/>a partir del vertice indicado.</text:p>
      <text:p text:style-name="P4"><text:s text:c="12"/>- Grafo : Objeto de clase Graph.</text:p>
      <text:p text:style-name="P4"><text:s text:c="12"/>- Vertice : Vertice del grafo recibido.</text:p>
      <text:p text:style-name="P4"><text:s text:c="8"/>"""</text:p>
      <text:p text:style-name="P4"><text:s text:c="8"/>result = Graph(True)</text:p>
      <text:p text:style-name="P4"><text:s text:c="8"/>cantVert = len(grafo.get_vertices().keys())</text:p>
      <text:p text:style-name="P4"><text:s text:c="8"/>visitados = [False]*cantVert</text:p>
      <text:p text:style-name="P4"><text:s text:c="8"/>padres = [None]*cantVert</text:p>
      <text:p text:style-name="P4"><text:s text:c="8"/>stack = [initVert]</text:p>
      <text:p text:style-name="P4"/>
      <text:p text:style-name="P4"><text:s text:c="8"/>k = 0</text:p>
      <text:p text:style-name="P4"><text:s text:c="8"/>for i in xrange(0, grafo.tam):</text:p>
      <text:p text:style-name="P4"><text:s text:c="12"/>vertice = stack.pop()</text:p>
      <text:p text:style-name="P4"><text:s text:c="12"/>if not visitados[int(vertice)]:</text:p>
      <text:p text:style-name="P4"><text:s text:c="16"/>k += 1</text:p>
      <text:p text:style-name="P4"><text:s text:c="16"/>result.aniadir_vertice(vertice, k)</text:p>
      <text:p text:style-name="P4"><text:s text:c="16"/>if padres[int(vertice)] is not None:</text:p>
      <text:p text:style-name="P4"><text:s text:c="20"/>result.unir_vertices(padres[int(vertice)], vertice, 0)</text:p>
      <text:p text:style-name="P4"/>
      <text:p text:style-name="P4"><text:s text:c="16"/>visitados[int(vertice)] = True</text:p>
      <text:p text:style-name="P4"/>
      <text:p text:style-name="P4"><text:s text:c="16"/>auxStack = []</text:p>
      <text:p text:style-name="P4"><text:s text:c="16"/>verticesVecinos = grafo.obtener_conocidos(vertice)</text:p>
      <text:p text:style-name="P4"><text:s text:c="16"/>for verticeVecino in verticesVecinos:</text:p>
      <text:p text:style-name="P4"><text:s text:c="20"/>if not visitados[int(verticeVecino)]:</text:p>
      <text:p text:style-name="P4"><text:s text:c="24"/>auxStack.append(verticeVecino)</text:p>
      <text:p text:style-name="P4"><text:s text:c="24"/>padres[int(verticeVecino)] = vertice</text:p>
      <text:p text:style-name="P4"><text:s text:c="16"/>while len(auxStack) &gt; 0:</text:p>
      <text:p text:style-name="P4"><text:s text:c="20"/>stack.append(auxStack.pop())</text:p>
      <text:p text:style-name="P4"/>
      <text:p text:style-name="P4"><text:s text:c="8"/>return result</text:p>
      <text:p text:style-name="P11">iteradores_grafo.py</text:p>
      <text:p text:style-name="P4">import graph</text:p>
      <text:p text:style-name="P4"/>
      <text:p text:style-name="P4">class Bfs_iter(object):</text:p>
      <text:p text:style-name="P4"><text:s text:c="4"/>"""</text:p>
      <text:p text:style-name="P4"><text:s text:c="4"/>Iterador de busqueda en anchura para grafos.</text:p>
      <text:p text:style-name="P4"><text:s text:c="4"/>"""</text:p>
      <text:p text:style-name="P4"/>
      <text:p text:style-name="P4"><text:s text:c="4"/>def __init__(self, grafo, raiz):</text:p>
      <text:p text:style-name="P4"><text:s text:c="8"/>"""</text:p>
      <text:p text:style-name="P4"><text:s text:c="8"/>grafo: un objeto del tipo grafo.</text:p>
      <text:p text:style-name="P4"><text:s text:c="8"/>raiz: una string que es una clave del grafo.</text:p>
      <text:p text:style-name="P4"/>
      <text:p text:style-name="P4"><text:s text:c="8"/>Si la raiz no pertenece al grafo, levanta excepcion.</text:p>
      <text:p text:style-name="P4"><text:s text:c="8"/>"""</text:p>
      <text:p text:style-name="P4"/>
      <text:p text:style-name="P4"><text:s text:c="8"/>if type(grafo) != graph.Graph:</text:p>
      <text:p text:style-name="P4"><text:s text:c="12"/>raise TypeError</text:p>
      <text:p text:style-name="P4"/>
      <text:p text:style-name="P4"><text:s text:c="8"/>if not grafo.pertenece(raiz):</text:p>
      <text:p text:style-name="P4"><text:s text:c="12"/>raise IndexError</text:p>
      <text:p text:style-name="P4"/>
      <text:p text:style-name="P4"><text:s text:c="8"/>self.grafo = grafo</text:p>
      <text:p text:style-name="P4"><text:s text:c="8"/>self.cola_visita = [raiz]</text:p>
      <text:p text:style-name="P4"/>
      <text:p text:style-name="P4"><text:s text:c="8"/>self.distancia = {}</text:p>
      <text:p text:style-name="P4"><text:s text:c="8"/>self.visitado = {}</text:p>
      <text:p text:style-name="P4"><text:s text:c="8"/>self.padre = {}</text:p>
      <text:p text:style-name="P4"/>
      <text:p text:style-name="P4"><text:s text:c="8"/>for vertice in grafo:</text:p>
      <text:p text:style-name="P4"><text:s text:c="12"/>self.distancia[vertice] = None</text:p>
      <text:p text:style-name="P4"><text:s text:c="12"/>self.visitado[vertice] = False</text:p>
      <text:p text:style-name="P4"><text:s text:c="12"/>self.padre[vertice] = None</text:p>
      <text:p text:style-name="P4"/>
      <text:p text:style-name="P4"><text:s text:c="8"/>self.distancia[raiz] = 0</text:p>
      <text:p text:style-name="P4"><text:s text:c="8"/>self.visitado[raiz] = True</text:p>
      <text:p text:style-name="P4"/>
      <text:p text:style-name="P4"><text:s text:c="4"/>def al_final(self):</text:p>
      <text:p text:style-name="P4"><text:s text:c="8"/>"""</text:p>
      <text:p text:style-name="P4"><text:s text:c="8"/>Devuelve True si el iterador llego al final, False de lo contrario.</text:p>
      <text:p text:style-name="P4"><text:s text:c="8"/>"""</text:p>
      <text:p text:style-name="P4"/>
      <text:p text:style-name="P4"><text:s text:c="8"/>return len(self.cola_visita) == 0</text:p>
      <text:p text:style-name="P4"/>
      <text:p text:style-name="P4"><text:s text:c="4"/>def ver_actual(self):</text:p>
      <text:p text:style-name="P4"><text:s text:c="8"/>"""</text:p>
      <text:p text:style-name="P4"><text:s text:c="8"/>Devuelve un string que representa al vertice/nodo actual.</text:p>
      <text:p text:style-name="P4"><text:s text:c="8"/>Si el iterador esta al final, levanta excepcion.</text:p>
      <text:p text:style-name="P4"><text:s text:c="8"/>"""</text:p>
      <text:p text:style-name="P4"/>
      <text:p text:style-name="P4"><text:s text:c="8"/>return self.cola_visita[0]</text:p>
      <text:p text:style-name="P4"/>
      <text:p text:style-name="P4"><text:s text:c="4"/>def siguiente(self):</text:p>
      <text:p text:style-name="P4"><text:s text:c="8"/>"""</text:p>
      <text:p text:style-name="P4"><text:s text:c="8"/>Avanza hasta el proximo nodo.</text:p>
      <text:p text:style-name="P4"/>
      <text:p text:style-name="P4"><text:s text:c="8"/>Si el iterador ya esta al final, levanta excepcion.</text:p>
      <text:p text:style-name="P4"><text:s text:c="8"/>"""</text:p>
      <text:p text:style-name="P4"/>
      <text:p text:style-name="P4"><text:s text:c="8"/>if self.al_final():</text:p>
      <text:p text:style-name="P4"><text:s text:c="12"/>raise IndexError</text:p>
      <text:p text:style-name="P4"/>
      <text:p text:style-name="P4"><text:s text:c="8"/>padre = self.cola_visita.pop(0)</text:p>
      <text:p text:style-name="P4"/>
      <text:p text:style-name="P4"><text:s text:c="8"/>for vertice in self.grafo.obtener_conocidos(padre):</text:p>
      <text:p text:style-name="P4"><text:s text:c="12"/>if self.visitado[vertice]:</text:p>
      <text:p text:style-name="P4"><text:s text:c="16"/>continue</text:p>
      <text:p text:style-name="P4"/>
      <text:p text:style-name="P4"><text:s text:c="12"/>self.cola_visita.append(vertice)</text:p>
      <text:p text:style-name="P4"><text:s text:c="12"/>self.distancia[vertice] = self.distancia[padre] + 1</text:p>
      <text:p text:style-name="P4"><text:soft-page-break/><text:s text:c="12"/>self.visitado[vertice] = True</text:p>
      <text:p text:style-name="P4"><text:s text:c="12"/>self.padre[vertice] = padre</text:p>
      <text:p text:style-name="P4"/>
      <text:p text:style-name="P4"><text:s text:c="4"/>def avanzar_hasta_el_final(self):</text:p>
      <text:p text:style-name="P4"><text:s text:c="8"/>"""</text:p>
      <text:p text:style-name="P4"><text:s text:c="8"/>Avanza el iterador hasta el final.</text:p>
      <text:p text:style-name="P4"><text:s text:c="8"/>"""</text:p>
      <text:p text:style-name="P4"/>
      <text:p text:style-name="P4"><text:s text:c="8"/>while not self.al_final():</text:p>
      <text:p text:style-name="P4"><text:s text:c="12"/>self.siguiente()</text:p>
      <text:p text:style-name="P4"/>
      <text:p text:style-name="P4"><text:s text:c="4"/>def obtener_distancia(self, clave):</text:p>
      <text:p text:style-name="P4"><text:s text:c="8"/>"""</text:p>
      <text:p text:style-name="P4"><text:s text:c="8"/>clave: una string que es una clave del grafo.</text:p>
      <text:p text:style-name="P4"/>
      <text:p text:style-name="P4"><text:s text:c="8"/>Si la clave fue visitada, devuelve la distancia desde el vertice/raiz</text:p>
      <text:p text:style-name="P4"><text:s text:c="8"/>hasta el vertice/nodo solicitado.</text:p>
      <text:p text:style-name="P4"/>
      <text:p text:style-name="P4"><text:s text:c="8"/>Si la clave no pertenece al grafo, levanta excepcion.</text:p>
      <text:p text:style-name="P4"><text:s text:c="8"/>"""</text:p>
      <text:p text:style-name="P4"/>
      <text:p text:style-name="P4"><text:s text:c="8"/>if not self.grafo.pertenece(clave):</text:p>
      <text:p text:style-name="P4"><text:s text:c="12"/>raise IndexError</text:p>
      <text:p text:style-name="P4"/>
      <text:p text:style-name="P4"><text:s text:c="8"/>return self.distancia[clave]</text:p>
      <text:p text:style-name="P4"/>
      <text:p text:style-name="P4"><text:s text:c="4"/>def obtener_distancia(self, clave):</text:p>
      <text:p text:style-name="P4"><text:s text:c="8"/>"""</text:p>
      <text:p text:style-name="P4"><text:s text:c="8"/>clave: una string que es una clave del grafo.</text:p>
      <text:p text:style-name="P4"/>
      <text:p text:style-name="P4"><text:s text:c="8"/>Si la clave fue visitada, devuelve el padre del vertice/nodo solicitado</text:p>
      <text:p text:style-name="P4"><text:s text:c="8"/>segun el recorrido bfs seguido.</text:p>
      <text:p text:style-name="P4"/>
      <text:p text:style-name="P4"><text:s text:c="8"/>Si la clave no pertenece al grafo, levanta excepcion.</text:p>
      <text:p text:style-name="P4"><text:s text:c="8"/>"""</text:p>
      <text:p text:style-name="P4"/>
      <text:p text:style-name="P4"><text:s text:c="8"/>if not self.grafo.pertenece(clave):</text:p>
      <text:p text:style-name="P4"><text:s text:c="12"/>raise IndexError</text:p>
      <text:p text:style-name="P4"/>
      <text:p text:style-name="P4"><text:s text:c="8"/>return self.padre[clave]</text:p>
      <text:p text:style-name="P11">lectorArchivos.py</text:p>
      <text:p text:style-name="P4">from graph import Graph</text:p>
      <text:p text:style-name="P4"/>
      <text:p text:style-name="P4">class LectorArchivos(object):</text:p>
      <text:p text:style-name="P4"><text:s text:c="4"/>"""</text:p>
      <text:p text:style-name="P4"><text:s text:c="4"/>Se encarga de abrir y leer los archivos de prueba, crea un grafo a partir de los datos leidos.</text:p>
      <text:p text:style-name="P4"><text:s text:c="4"/>"""</text:p>
      <text:p text:style-name="P4"/>
      <text:p text:style-name="P4"><text:s text:c="4"/>def __init__(self):</text:p>
      <text:p text:style-name="P4"><text:s text:c="8"/>pass</text:p>
      <text:p text:style-name="P4"/>
      <text:p text:style-name="P4"><text:s text:c="4"/>def initGrafo(self, filePath, digraph = False):</text:p>
      <text:p text:style-name="P4"><text:s text:c="8"/>"""</text:p>
      <text:p text:style-name="P4"><text:s text:c="8"/>Crea el grafo para la prueba a partir del archivo que esta en el path indicado.</text:p>
      <text:p text:style-name="P4"><text:s text:c="12"/>- filePath {string} Direccion del archivo.</text:p>
      <text:p text:style-name="P4"><text:s text:c="8"/>El archivo debe ser del tipo: (#k, numero de linea k)</text:p>
      <text:p text:style-name="P4"><text:s text:c="12"/>#1 - |V|</text:p>
      <text:p text:style-name="P4"><text:s text:c="12"/>#2 - |E|</text:p>
      <text:p text:style-name="P4"><text:s text:c="12"/>#3...#n - Vi Vj &lt;--- Vertices que estan unidos, indicados por numeros separados</text:p>
      <text:p text:style-name="P4"><text:s text:c="32"/>por un espacio</text:p>
      <text:p text:style-name="P4"><text:s text:c="8"/>"""</text:p>
      <text:p text:style-name="P4"><text:s text:c="8"/>grafo = Graph(digraph)</text:p>
      <text:p text:style-name="P4"/>
      <text:p text:style-name="P4"><text:s text:c="8"/>try:</text:p>
      <text:p text:style-name="P4"><text:s text:c="12"/>archivo = open(filePath, "r")</text:p>
      <text:p text:style-name="P4"><text:s text:c="8"/>except IOError:</text:p>
      <text:p text:style-name="P4"><text:s text:c="12"/>raise ValueError, "Error al abrir archivo!"</text:p>
      <text:p text:style-name="P4"/>
      <text:p text:style-name="P4"><text:s text:c="8"/>lineas = archivo.readlines() #Lista con todas las lineas del archivo</text:p>
      <text:p text:style-name="P4"><text:s text:c="8"/>archivo.close()</text:p>
      <text:p text:style-name="P4"/>
      <text:p text:style-name="P4"><text:s text:c="8"/>#Las primeras dos lineas son |V| y |E| y no se usan asi que se omiten</text:p>
      <text:p text:style-name="P4"><text:s text:c="8"/>lineas = lineas[2:]</text:p>
      <text:p text:style-name="P4"><text:s text:c="8"/>for linea in lineas:</text:p>
      <text:p text:style-name="P4"><text:s text:c="12"/>vertices = linea.split(' ') #Se obtienen los vertices</text:p>
      <text:p text:style-name="P4"><text:s text:c="12"/>vertices[1] = vertices[1][:len(vertices[1])-1] #Se saca el \n del segundo vertice</text:p>
      <text:p text:style-name="P4"><text:s text:c="12"/>for i in xrange(0, 2):</text:p>
      <text:p text:style-name="P4"><text:s text:c="16"/>grafo.aniadir_vertice(vertices[i], None) #Se guardan los dos vertices</text:p>
      <text:p text:style-name="P4"><text:s text:c="12"/>grafo.unir_vertices(vertices[0], vertices[1], 0)</text:p>
      <text:p text:style-name="P4"/>
      <text:p text:style-name="P4"><text:s text:c="8"/>return grafo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8:27:14.670656467</meta:creation-date>
    <dc:date>2017-04-24T18:40:30.061766266</dc:date>
    <meta:editing-duration>PT13M17S</meta:editing-duration>
    <meta:editing-cycles>1</meta:editing-cycles>
    <meta:document-statistic meta:table-count="0" meta:image-count="0" meta:object-count="0" meta:page-count="18" meta:paragraph-count="706" meta:word-count="3148" meta:character-count="26858" meta:non-whitespace-character-count="19552"/>
    <meta:generator>LibreOffice/5.1.6.2$Linux_X86_64 LibreOffice_project/10m0$Build-2</meta:generator>
  </office:meta>
</office:document-meta>
</file>